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paragraph-rsid="0008e3f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a6c4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a791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c2af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e90c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1094fb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.1701in"/>
        </style:tab-stops>
      </style:paragraph-properties>
      <style:text-properties fo:font-weight="normal" officeooo:paragraph-rsid="0008e3f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13ce0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4f59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164c7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1b1f5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1ce82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2dabdb" style:font-weight-asian="normal" style:font-weight-complex="normal"/>
    </style:style>
    <style:style style:name="P14" style:family="paragraph" style:parent-style-name="Standard">
      <style:text-properties fo:font-weight="normal" officeooo:paragraph-rsid="001fd6ea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08e3f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80ed6"/>
    </style:style>
    <style:style style:name="P17" style:family="paragraph" style:parent-style-name="Standard">
      <style:paragraph-properties fo:text-align="start" style:justify-single-word="false"/>
      <style:text-properties officeooo:paragraph-rsid="00194a3b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01ce822" style:font-weight-asian="bold" style:font-weight-complex="bold"/>
    </style:style>
    <style:style style:name="P19" style:family="paragraph" style:parent-style-name="Standard">
      <style:text-properties fo:font-weight="bold" officeooo:paragraph-rsid="001ce822" style:font-weight-asian="bold" style:font-weight-complex="bold"/>
    </style:style>
    <style:style style:name="P20" style:family="paragraph" style:parent-style-name="Standard">
      <style:text-properties fo:font-weight="bold" officeooo:paragraph-rsid="001fd6e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94a3b"/>
    </style:style>
    <style:style style:name="P22" style:family="paragraph" style:parent-style-name="Standard">
      <style:paragraph-properties fo:text-align="start" style:justify-single-word="false"/>
      <style:text-properties officeooo:paragraph-rsid="0030a6cb"/>
    </style:style>
    <style:style style:name="T1" style:family="text">
      <style:text-properties fo:font-variant="normal" fo:text-transform="none" fo:color="#272727" style:font-name="Liberation Serif" fo:font-size="12pt" fo:letter-spacing="normal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fter centos installation what are the things to do...</text:p>
      <text:p text:style-name="P15"/>
      <text:p text:style-name="P14"/>
      <text:p text:style-name="P20">What are the things to take backup:</text:p>
      <text:p text:style-name="P14">Folder name are as follows</text:p>
      <text:p text:style-name="P14"/>
      <text:p text:style-name="P14">/etc – all configuration files are included</text:p>
      <text:p text:style-name="P14">/home – user with Mail details</text:p>
      <text:p text:style-name="P14">/var/repo/source/projects – svn config </text:p>
      <text:p text:style-name="P14">/var/www/html – all projects</text:p>
      <text:p text:style-name="P14"/>
      <text:p text:style-name="P14"/>
      <text:p text:style-name="P19">Following service are installations with configuration:</text:p>
      <text:p text:style-name="P1">IP configuration</text:p>
      <text:p text:style-name="P7">Yum installation and configuration</text:p>
      <text:p text:style-name="P1">VNC server</text:p>
      <text:p text:style-name="P11">httpd </text:p>
      <text:p text:style-name="P3">squid</text:p>
      <text:p text:style-name="P3">roundcube mail</text:p>
      <text:p text:style-name="P3">squirrel mail</text:p>
      <text:p text:style-name="P8">svn repository</text:p>
      <text:p text:style-name="P6">mantis</text:p>
      <text:p text:style-name="P6">wordpress</text:p>
      <text:p text:style-name="P2">php5 </text:p>
      <text:p text:style-name="P2">mysql </text:p>
      <text:p text:style-name="P3">ssh</text:p>
      <text:p text:style-name="P3">java </text:p>
      <text:p text:style-name="P3">samba</text:p>
      <text:p text:style-name="P13">printer</text:p>
      <text:p text:style-name="P3"/>
      <text:p text:style-name="P18">Following services are installations only:</text:p>
      <text:p text:style-name="P12">browsers- chrome&amp;firefox</text:p>
      <text:p text:style-name="P3">netbeans package</text:p>
      <text:p text:style-name="P4">kdesvn</text:p>
      <text:p text:style-name="P5">iptux</text:p>
      <text:p text:style-name="P9">hplib</text:p>
      <text:p text:style-name="P10">filezila</text:p>
      <text:p text:style-name="P16"><text:span text:style-name="T3">gcc-</text:span><text:span text:style-name="T1"> </text:span><text:span text:style-name="Strong_20_Emphasis"><text:span text:style-name="T2">GNU Compiler Collection</text:span></text:span></text:p>
      <text:p text:style-name="P17"><text:span text:style-name="Strong_20_Emphasis"><text:span text:style-name="T2">wget</text:span></text:span></text:p>
      <text:p text:style-name="P17"><text:span text:style-name="Strong_20_Emphasis"><text:span text:style-name="T2">telnet</text:span></text:span></text:p>
      <text:p text:style-name="P22"><text:span text:style-name="Strong_20_Emphasis"><text:span text:style-name="T2">gcc-c++</text:span></text:span></text:p>
      <text:p text:style-name="P22"><text:span text:style-name="Strong_20_Emphasis"><text:span text:style-name="T2">glib2-devel</text:span></text:span></text:p>
      <text:p text:style-name="P22"><text:span text:style-name="Strong_20_Emphasis"><text:span text:style-name="T2">gtk+-devel gtk2-devel</text:span></text:span></text:p>
      <text:p text:style-name="P22"><text:span text:style-name="Strong_20_Emphasis"><text:span text:style-name="T2">GConf2-devel</text:span></text:span></text:p>
      <text:p text:style-name="P22"><text:span text:style-name="Strong_20_Emphasis"><text:span text:style-name="T2">php-gd ------ captcha image loaded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6-06T13:41:41</meta:creation-date>
    <dc:date>2015-06-23T18:34:30</dc:date>
    <dc:creator>root </dc:creator>
    <meta:editing-duration>PT4H41M45S</meta:editing-duration>
    <meta:editing-cycles>33</meta:editing-cycles>
    <meta:generator>LibreOffice/4.0.4.2$Linux_x86 LibreOffice_project/400m0$Build-2</meta:generator>
    <meta:document-statistic meta:table-count="0" meta:image-count="0" meta:object-count="0" meta:page-count="1" meta:paragraph-count="39" meta:word-count="97" meta:character-count="697" meta:non-whitespace-character-count="630"/>
  </office:meta>
</office:document-meta>
</file>